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7d9e" officeooo:paragraph-rsid="00177d9e"/>
    </style:style>
    <style:style style:name="P2" style:family="paragraph" style:parent-style-name="Standard">
      <style:text-properties officeooo:rsid="00195623" officeooo:paragraph-rsid="00195623"/>
    </style:style>
    <style:style style:name="P3" style:family="paragraph" style:parent-style-name="Standard">
      <style:text-properties officeooo:rsid="0019eb97" officeooo:paragraph-rsid="0019eb97"/>
    </style:style>
    <style:style style:name="P4" style:family="paragraph" style:parent-style-name="Standard">
      <style:text-properties officeooo:rsid="001b3110" officeooo:paragraph-rsid="001b3110"/>
    </style:style>
    <style:style style:name="P5" style:family="paragraph" style:parent-style-name="Standard">
      <style:text-properties officeooo:rsid="001b5259" officeooo:paragraph-rsid="001b5259"/>
    </style:style>
    <style:style style:name="P6" style:family="paragraph" style:parent-style-name="Standard">
      <style:text-properties officeooo:rsid="001dde05" officeooo:paragraph-rsid="001dde05"/>
    </style:style>
    <style:style style:name="P7" style:family="paragraph" style:parent-style-name="Standard">
      <style:text-properties officeooo:rsid="001e8e9d" officeooo:paragraph-rsid="001e8e9d"/>
    </style:style>
    <style:style style:name="P8" style:family="paragraph" style:parent-style-name="Standard">
      <style:text-properties officeooo:rsid="00212762" officeooo:paragraph-rsid="00212762"/>
    </style:style>
    <style:style style:name="P9" style:family="paragraph" style:parent-style-name="Standard">
      <style:text-properties officeooo:rsid="0023c7b4" officeooo:paragraph-rsid="0023c7b4"/>
    </style:style>
    <style:style style:name="P10" style:family="paragraph" style:parent-style-name="Standard">
      <style:text-properties officeooo:rsid="0027d5a6" officeooo:paragraph-rsid="0027d5a6"/>
    </style:style>
    <style:style style:name="P11" style:family="paragraph" style:parent-style-name="Standard">
      <style:text-properties officeooo:rsid="002a463a" officeooo:paragraph-rsid="002a463a"/>
    </style:style>
    <style:style style:name="P12" style:family="paragraph" style:parent-style-name="Text_20_body">
      <style:text-properties officeooo:rsid="002a463a" officeooo:paragraph-rsid="002a463a"/>
    </style:style>
    <style:style style:name="P13" style:family="paragraph" style:parent-style-name="Standard">
      <style:text-properties officeooo:rsid="002a463a" officeooo:paragraph-rsid="002a463a"/>
    </style:style>
    <style:style style:name="P14" style:family="paragraph" style:parent-style-name="Standard">
      <style:text-properties officeooo:rsid="002c6f51" officeooo:paragraph-rsid="002c6f51"/>
    </style:style>
    <style:style style:name="P15" style:family="paragraph" style:parent-style-name="Standard">
      <style:text-properties officeooo:rsid="002e2b1b" officeooo:paragraph-rsid="002e2b1b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2054b2"/>
    </style:style>
    <style:style style:name="T2" style:family="text">
      <style:text-properties officeooo:rsid="0025b745"/>
    </style:style>
    <style:style style:name="T3" style:family="text">
      <style:text-properties officeooo:rsid="002b00ba"/>
    </style:style>
    <style:style style:name="T4" style:family="text">
      <style:text-properties officeooo:rsid="002fde3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pentry connect </text:p>
      <text:p text:style-name="P1">Instructor training</text:p>
      <text:p text:style-name="P1"/>
      <text:p text:style-name="P1">How do people learn?</text:p>
      <text:p text:style-name="P1">Typical partintry learner</text:p>
      <text:p text:style-name="P1"/>
      <text:p text:style-name="P2">anx</text:p>
      <text:p text:style-name="P2">XDN</text:p>
      <text:p text:style-name="P2">dna</text:p>
      <text:p text:style-name="P2">cnn\</text:p>
      <text:p text:style-name="P2">cia</text:p>
      <text:p text:style-name="P2">x</text:p>
      <text:p text:style-name="P2">x</text:p>
      <text:p text:style-name="P2"/>
      <text:p text:style-name="P3">build concept map: around the concepts that we covered...do this together</text:p>
      <text:p text:style-name="P3"/>
      <text:p text:style-name="P4">Split attention-avoid</text:p>
      <text:p text:style-name="P5">feedbck: </text:p>
      <text:p text:style-name="P6">learning environment.</text:p>
      <text:p text:style-name="P7">Allow for errors while working <text:span text:style-name="T1">(Create errors)</text:span>- allowing learners to understand what the error is saying: Creating positive environment for students.</text:p>
      <text:p text:style-name="P7"/>
      <text:p text:style-name="P8">Encourge learners learn from each other</text:p>
      <text:p text:style-name="P9">Eye contact – assures that the learner is still with <text:span text:style-name="T2">the teacher</text:span></text:p>
      <text:p text:style-name="P10">Help learners stay focused: </text:p>
      <text:p text:style-name="P11">teach most useful first: <text:s/><text:span text:style-name="T3">holds interest</text:span> </text:p>
      <text:p text:style-name="P11"/>
      <text:p text:style-name="P12">Strategies to Establish Value </text:p>
      <text:list xml:id="list3296481277" text:style-name="L1">
        <text:list-item>
          <text:list>
            <text:list-item>
              <text:p text:style-name="P17">Connect the material to students’ interests. </text:p>
            </text:list-item>
            <text:list-item>
              <text:p text:style-name="P17">Provide authentic, real-world tasks. </text:p>
            </text:list-item>
            <text:list-item>
              <text:p text:style-name="P17">Show relevance to students’ current academic lives. </text:p>
            </text:list-item>
            <text:list-item>
              <text:p text:style-name="P17">Demonstrate the relevance of higher-level skills to students’ future professional lives. </text:p>
            </text:list-item>
            <text:list-item>
              <text:p text:style-name="P17">Identify and reward what you value. </text:p>
            </text:list-item>
            <text:list-item>
              <text:p text:style-name="P17">Show your own passion and enthusiasm for the discipline. </text:p>
            </text:list-item>
          </text:list>
        </text:list-item>
        <text:list-item>
          <text:p text:style-name="P17">Strategies to Build Positive Expectations </text:p>
          <text:list>
            <text:list-item>
              <text:p text:style-name="P17">Ensure alignment of objectives, assessments, and instructional strategies. </text:p>
            </text:list-item>
            <text:list-item>
              <text:p text:style-name="P17">Identify an appropriate level of challenge. </text:p>
            </text:list-item>
            <text:list-item>
              <text:p text:style-name="P17">Create assignments that provide an appropriate level of challenge. </text:p>
            </text:list-item>
            <text:list-item>
              <text:p text:style-name="P17">Provide early success opportunities. </text:p>
            </text:list-item>
            <text:list-item>
              <text:p text:style-name="P17">Articulate your expectations. </text:p>
            </text:list-item>
            <text:list-item>
              <text:p text:style-name="P17">Provide rubrics. </text:p>
            </text:list-item>
            <text:list-item>
              <text:p text:style-name="P17">Provide targeted feedback. </text:p>
            </text:list-item>
            <text:list-item>
              <text:p text:style-name="P17">Be fair. </text:p>
            </text:list-item>
            <text:list-item>
              <text:p text:style-name="P17">Educate students about the ways we explain success and failure. </text:p>
            </text:list-item>
            <text:list-item>
              <text:p text:style-name="P17">Describe effective study strategies. </text:p>
            </text:list-item>
          </text:list>
        </text:list-item>
        <text:list-item>
          <text:p text:style-name="P17">Strategies for Self-Efficacy </text:p>
          <text:list>
            <text:list-item>
              <text:p text:style-name="P17">Provide students with options and the ability to make choices. </text:p>
            </text:list-item>
            <text:list-item>
              <text:p text:style-name="P16">Give students an opportunity to reflect. 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4">So this is carpentry connect and today we will all leave here a little bit smarter than before, i hope. </text:p>
      <text:p text:style-name="P14">Haha but being here is the smarter choice on its own. Doing something different thanthe normal students so already you guys are smarter than the rest.</text:p>
      <text:p text:style-name="P15">Discuss yourself. <text:span text:style-name="T4">Mention how im a begininner myself and sitting with R is a passion and out of the ordinary so more people should do th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09:02:56.373510709</meta:creation-date>
    <dc:date>2018-09-07T14:11:08.616721632</dc:date>
    <meta:editing-duration>PT1H25M48S</meta:editing-duration>
    <meta:editing-cycles>19</meta:editing-cycles>
    <meta:generator>LibreOffice/6.0.3.2$Linux_X86_64 LibreOffice_project/00m0$Build-2</meta:generator>
    <meta:document-statistic meta:table-count="0" meta:image-count="0" meta:object-count="0" meta:page-count="2" meta:paragraph-count="44" meta:word-count="296" meta:character-count="1905" meta:non-whitespace-character-count="1645"/>
  </office:meta>
</office:document-meta>
</file>